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fo:font-size="20pt" style:font-size-asian="20pt" style:font-size-complex="20pt"/>
    </style:style>
    <style:style style:name="P2" style:family="paragraph" style:parent-style-name="Standard">
      <style:text-properties style:font-name="Microsoft Sans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Microsoft Sans Serif"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Microsoft Sans Serif" fo:font-size="20pt" style:font-size-asian="20pt" style:font-size-complex="20pt"/>
    </style:style>
    <style:style style:name="T3" style:family="text">
      <style:text-properties style:font-name="Microsoft Sans Serif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style:font-name="Microsoft Sans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style:font-name="Microsoft Sans Serif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style:font-name="Microsoft Sans Serif" fo:font-size="20pt" style:text-underline-style="none" style:font-size-asian="20pt" style:font-size-complex="20pt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1"/><text:span text:style-name="T1">TERMS <text:s/>AND <text:s/>CONDITIONS</text:span></text:p>
      <text:p text:style-name="P2"/>
      <text:p text:style-name="P1"/>
      <text:p text:style-name="P1">THE END USER IS ASSUMEDTO HAVE AGREED TO USE THE PRODUCT AS PER <text:s text:c="2"/><text:span text:style-name="T1">RULES <text:s text:c="2"/>AND <text:s text:c="2"/>REGULATIONS <text:s text:c="2"/></text:span>GIVEN IN OUR WEBSITE.</text:p>
      <text:p text:style-name="P1"/>
      <text:p text:style-name="P1">THIS PRODUCT SHALL NOT BE MISUSED IN ANY MANNER AND BE CIRCULATED WITHOUT PRIOR PERMISSION.</text:p>
      <text:p text:style-name="P1"/>
      <text:p text:style-name="P1">IT IS NECESSARY TO AGREE TO OUR TERMS BEFORE INSTALING OR VIEWING THIS PROJECT.</text:p>
      <text:p text:style-name="P1"/>
      <text:p text:style-name="P1"><text:span text:style-name="T2">IT IS WELL UNDERSTOOD THAT THE END USER </text:span><text:span text:style-name="T6">SHOULD </text:span><text:span text:style-name="T2">HAVE READ THE </text:span><text:span text:style-name="T4">LICENCE <text:s/>AGREEMENT </text:span><text:span text:style-name="T2">GIVEN IN OUR <text:s/></text:span>WEBSITE .</text:p>
      <text:p text:style-name="P1"/>
      <text:p text:style-name="P1">THE END USER, IF FOUND OR APPEARS TO BE GUILTY , SHALL BE PROSECUTED .</text:p>
      <text:p text:style-name="P1"/>
      <text:p text:style-name="P1">CIRCULATING THIS PROJECT IS <text:s/><text:span text:style-name="T1">ILLEGAL <text:s text:c="2"/></text:span>AND SHALL BE DEALT WITH VERY SERIOUSLY.</text:p>
      <text:p text:style-name="P1"/>
      <text:p text:style-name="P1"><text:span text:style-name="T2">IT IS VERY NECESSARY FOR THE USER TO </text:span><text:span text:style-name="T3">ABIDE </text:span><text:span text:style-name="T2">BY OUR <text:s/></text:span><text:span text:style-name="T4">R</text:span><text:span text:style-name="T5">ULES </text:span><text:span text:style-name="T4">AND <text:s/>R</text:span><text:span text:style-name="T7">EGULATIONS <text:s/></text:span>IRRESPECTIVE OF THEIR JUDISTRICTION.</text:p>
      <text:p text:style-name="P1"/>
      <text:p text:style-name="P1"/>
      <text:p text:style-name="P1"/>
      <text:p text:style-name="P1"/>
      <text:p text:style-name="P1"/>
      <text:p text:style-name="P1">T<text:span text:style-name="T2">HE COMPANY IS NOT RESPONSIBLE FOR ANY </text:span></text:p>
      <text:p text:style-name="P1">LOSS OF DATA OR ANY SOFTWARE OR HARDWARE DAMAGE.</text:p>
      <text:p text:style-name="P1"/>
      <text:p text:style-name="P1">IT IS THE SOLE RESPONSIBLITY OF THE USER </text:p>
      <text:p text:style-name="P1">AND THE COMPANY DOES NOT ENTERTAIN <text:s/>ANY </text:p>
      <text:p text:style-name="P1">SUCH CASES.</text:p>
      <text:p text:style-name="P1"/>
      <text:p text:style-name="P1"><text:span text:style-name="T2">THE END USER IS ALSO SUPPOSE TO RETURN THE PRODUCT TO THE COMPANY ON DEMAND DURING </text:span>CERTAIN ADVERSE SITUATION.</text:p>
      <text:p text:style-name="P1"/>
      <text:p text:style-name="P1">THE COMPANY DOES NOT AGREE TO REPLACE THE PRODUCT IF FOUND FAULTY.</text:p>
      <text:p text:style-name="P1"/>
      <text:p text:style-name="P1">THE END USER IS ASSUMED TO HAVE READ AND </text:p>
      <text:p text:style-name="P1">AGREED TO OUR COMPLETE TERMS AND </text:p>
      <text:p text:style-name="P1">CONDITIONS BEFORE INSTALLING OUR PRODUCT.</text:p>
      <text:p text:style-name="P1"/>
      <text:p text:style-name="P1"/>
      <text:p text:style-name="P1">INSTALLING THE PRODUCT WITHOUT VIEWING </text:p>
      <text:p text:style-name="P1">THE TERMS AND CONDITIONS IS PUNISHABLE IF</text:p>
      <text:p text:style-name="P1">APPROACHED <text:s/>FOR ANY CASES PERTAINING</text:p>
      <text:p text:style-name="P1">TO THIS PRODUCT. </text:p>
      <text:p text:style-name="P1"/>
      <text:p text:style-name="P1">THE END USER SHALL NOT APPROACH</text:p>
      <text:p text:style-name="P1"><text:s/>ANY LEGAL SYSTEM PERTAINING TO THE DISPUTES CONCERNING THE PRODUCT OR THE COMPANY. </text:p>
      <text:p text:style-name="P1"/>
      <text:p text:style-name="P1"/>
      <text:p text:style-name="P1">ANY DUPLICATION OR CIRCULATION IS PUNISHABLE UNDER THE COMPANY ACT.</text:p>
      <text:p text:style-name="P1"/>
      <text:p text:style-name="P1">THANK YOU FOR INSTALLING AND USING OUR PRODUCT.</text:p>
      <text:p text:style-name="P1"/>
      <text:p text:style-name="P1">FOR MORE TERMS AND CONDITIONS PLEASE </text:p>
      <text:p text:style-name="P1">DO VISIT OUR WEBSITE.</text:p>
      <text:p text:style-name="P1"/>
      <text:p text:style-name="P1"/>
      <text:p text:style-name="P1">REGISTER YOURSELF SOON IN OUR WEBSITE.</text:p>
      <text:p text:style-name="P1"/>
      <text:p text:style-name="P1"/>
      <text:p text:style-name="P1">BY</text:p>
      <text:p text:style-name="P1"/>
      <text:p text:style-name="P1">SATHANANDH.V</text:p>
      <text:p text:style-name="P1"/>
      <text:p text:style-name="P1">PROFITZ SOLUTIONS CORP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28T23:30:05</meta:creation-date>
    <dc:creator>zenith1</dc:creator>
    <dc:date>2008-01-20T20:28:28</dc:date>
    <dc:language>en-US</dc:language>
    <meta:editing-cycles>3</meta:editing-cycles>
    <meta:editing-duration>PT1H27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3" meta:word-count="275" meta:character-count="1655"/>
  </office:meta>
</office:document-meta>
</file>